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paragraph-rsid="001aae05"/>
    </style:style>
    <style:style style:name="P2" style:family="paragraph" style:parent-style-name="Standard">
      <style:text-properties officeooo:rsid="001dfdaf" officeooo:paragraph-rsid="001dfdaf"/>
    </style:style>
    <style:style style:name="P3" style:family="paragraph" style:parent-style-name="Standard">
      <style:text-properties officeooo:paragraph-rsid="001dfdaf"/>
    </style:style>
    <style:style style:name="P4" style:family="paragraph" style:parent-style-name="Standard">
      <style:text-properties officeooo:rsid="001f5c91" officeooo:paragraph-rsid="001f5c91"/>
    </style:style>
    <style:style style:name="P5" style:family="paragraph" style:parent-style-name="Standard">
      <style:text-properties officeooo:rsid="001f5c91" officeooo:paragraph-rsid="0020b41c"/>
    </style:style>
    <style:style style:name="P6" style:family="paragraph" style:parent-style-name="Standard">
      <style:paragraph-properties fo:text-align="center" style:justify-single-word="false"/>
      <style:text-properties officeooo:rsid="001f5c91" officeooo:paragraph-rsid="0020b41c"/>
    </style:style>
    <style:style style:name="P7" style:family="paragraph" style:parent-style-name="Standard">
      <style:text-properties officeooo:rsid="001f5c91" officeooo:paragraph-rsid="00243198"/>
    </style:style>
    <style:style style:name="P8" style:family="paragraph" style:parent-style-name="Standard">
      <style:text-properties officeooo:rsid="0021e76c" officeooo:paragraph-rsid="00226d11"/>
    </style:style>
    <style:style style:name="P9" style:family="paragraph" style:parent-style-name="Standard">
      <style:text-properties officeooo:rsid="00226d11" officeooo:paragraph-rsid="00226d11"/>
    </style:style>
    <style:style style:name="P10" style:family="paragraph" style:parent-style-name="Standard">
      <style:text-properties officeooo:rsid="00243198" officeooo:paragraph-rsid="00243198"/>
    </style:style>
    <style:style style:name="P11" style:family="paragraph" style:parent-style-name="Standard">
      <style:text-properties officeooo:rsid="00243198" officeooo:paragraph-rsid="00260b72"/>
    </style:style>
    <style:style style:name="P12" style:family="paragraph" style:parent-style-name="Standard">
      <style:text-properties fo:font-size="12pt" officeooo:rsid="00260b72" officeooo:paragraph-rsid="002727a2" style:font-size-asian="10.5pt" style:font-size-complex="12pt"/>
    </style:style>
    <style:style style:name="P13" style:family="paragraph" style:parent-style-name="Standard">
      <style:text-properties fo:font-size="12pt" officeooo:rsid="002863c7" officeooo:paragraph-rsid="002863c7" style:font-size-asian="10.5pt" style:font-size-complex="12pt"/>
    </style:style>
    <style:style style:name="P14" style:family="paragraph" style:parent-style-name="Standard">
      <style:text-properties fo:font-size="12pt" officeooo:rsid="002a627f" officeooo:paragraph-rsid="002a627f" style:font-size-asian="10.5pt" style:font-size-complex="12pt"/>
    </style:style>
    <style:style style:name="P15" style:family="paragraph" style:parent-style-name="Standard">
      <style:text-properties fo:font-size="12pt" officeooo:rsid="002d6b6d" officeooo:paragraph-rsid="002d6b6d" style:font-size-asian="10.5pt" style:font-size-complex="12pt"/>
    </style:style>
    <style:style style:name="P16" style:family="paragraph" style:parent-style-name="Standard">
      <style:text-properties fo:font-size="12pt" officeooo:rsid="002e80a6" officeooo:paragraph-rsid="002e80a6" style:font-size-asian="10.5pt" style:font-size-complex="12pt"/>
    </style:style>
    <style:style style:name="P17" style:family="paragraph" style:parent-style-name="Standard">
      <style:text-properties fo:font-variant="normal" fo:text-transform="none" fo:color="#202122" loext:opacity="100%" style:font-name="Times New Roman" fo:font-size="12pt" fo:letter-spacing="normal" fo:font-style="normal" style:text-underline-style="none" fo:font-weight="normal" officeooo:rsid="0020b41c" officeooo:paragraph-rsid="0020b41c" style:font-size-asian="12pt" style:font-size-complex="12pt"/>
    </style:style>
    <style:style style:name="P18" style:family="paragraph" style:parent-style-name="Standard">
      <style:text-properties fo:font-variant="normal" fo:text-transform="none" fo:color="#202122" loext:opacity="100%" style:font-name="Times New Roman" fo:font-size="12pt" fo:letter-spacing="normal" fo:font-style="normal" style:text-underline-style="none" fo:font-weight="normal" officeooo:rsid="001c726d" officeooo:paragraph-rsid="001aae05" style:font-size-asian="12pt" style:font-size-complex="12pt"/>
    </style:style>
    <style:style style:name="P19" style:family="paragraph" style:parent-style-name="Standard">
      <style:text-properties fo:font-variant="normal" fo:text-transform="none" fo:color="#202122" loext:opacity="100%" style:font-name="Times New Roman" fo:font-size="12.5pt" fo:letter-spacing="normal" fo:font-style="normal" style:text-underline-style="none" fo:font-weight="normal" officeooo:rsid="0021e76c" officeooo:paragraph-rsid="00243198" style:font-size-asian="10.8999996185303pt" style:font-size-complex="12.5pt"/>
    </style:style>
    <style:style style:name="P20" style:family="paragraph" style:parent-style-name="Standard">
      <style:text-properties fo:font-variant="normal" fo:text-transform="none" fo:color="#202122" loext:opacity="100%" style:font-name="Times New Roman" fo:font-size="11pt" fo:letter-spacing="normal" fo:font-style="normal" style:text-underline-style="none" fo:font-weight="normal" officeooo:rsid="00226d11" officeooo:paragraph-rsid="0020b41c" style:font-size-asian="9.60000038146973pt" style:font-size-complex="11pt"/>
    </style:style>
    <style:style style:name="P21"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43198" officeooo:paragraph-rsid="00243198" style:text-blinking="false" style:font-size-asian="12pt" style:font-size-complex="12pt" loext:padding="0cm" loext:border="none"/>
    </style:style>
    <style:style style:name="P22"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1e76c" officeooo:paragraph-rsid="0021e76c" style:text-blinking="false" style:font-size-asian="12pt" style:font-size-complex="12pt" loext:padding="0cm" loext:border="none"/>
    </style:style>
    <style:style style:name="P23"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a627f" officeooo:paragraph-rsid="002863c7" style:text-blinking="false" style:font-size-asian="10.5pt" style:font-size-complex="12pt" loext:padding="0cm" loext:border="none"/>
    </style:style>
    <style:style style:name="P24"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a627f" officeooo:paragraph-rsid="002a627f" style:text-blinking="false" style:font-size-asian="10.5pt" style:font-size-complex="12pt" loext:padding="0cm" loext:border="none"/>
    </style:style>
    <style:style style:name="P25"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d6b6d" officeooo:paragraph-rsid="002a627f" style:text-blinking="false" style:font-size-asian="10.5pt" style:font-size-complex="12pt" loext:padding="0cm" loext:border="none"/>
    </style:style>
    <style:style style:name="P26"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e80a6" officeooo:paragraph-rsid="002d6b6d" style:text-blinking="false" style:font-size-asian="10.5pt" style:font-size-complex="12pt" loext:padding="0cm" loext:border="none"/>
    </style:style>
    <style:style style:name="P27"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e80a6" officeooo:paragraph-rsid="002e80a6" style:text-blinking="false" style:font-size-asian="10.5pt" style:font-size-complex="12pt" loext:padding="0cm" loext:border="none"/>
    </style:style>
    <style:style style:name="P28" style:family="paragraph" style:parent-style-name="Standard">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faca7" officeooo:paragraph-rsid="002e80a6" style:text-blinking="false" style:font-size-asian="10.5pt" style:font-size-complex="12pt" loext:padding="0cm" loext:border="none"/>
    </style:style>
    <style:style style:name="P29" style:family="paragraph" style:parent-style-name="Standard">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60b72" officeooo:paragraph-rsid="00260b72" style:text-blinking="false" style:font-size-asian="9.60000038146973pt" style:font-size-complex="11pt" loext:padding="0cm" loext:border="none"/>
    </style:style>
    <style:style style:name="P30" style:family="paragraph" style:parent-style-name="Standard">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60b72" officeooo:paragraph-rsid="00243198" style:text-blinking="false" style:font-size-asian="9.60000038146973pt" style:font-size-complex="11pt" loext:padding="0cm" loext:border="none"/>
    </style:style>
    <style:style style:name="P31" style:family="paragraph" style:parent-style-name="Standard">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a627f" officeooo:paragraph-rsid="002a627f" style:text-blinking="false" style:font-size-asian="9.60000038146973pt" style:font-size-complex="11pt" loext:padding="0cm" loext:border="none"/>
    </style:style>
    <style:style style:name="P32" style:family="paragraph" style:parent-style-name="Standard">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d6b6d" officeooo:paragraph-rsid="002a627f" style:text-blinking="false" style:font-size-asian="9.60000038146973pt" style:font-size-complex="11pt" loext:padding="0cm" loext:border="none"/>
    </style:style>
    <style:style style:name="P33" style:family="paragraph" style:parent-style-name="Standard">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e80a6" officeooo:paragraph-rsid="002d6b6d" style:text-blinking="false" style:font-size-asian="9.60000038146973pt" style:font-size-complex="11pt" loext:padding="0cm" loext:border="none"/>
    </style:style>
    <style:style style:name="P34" style:family="paragraph" style:parent-style-name="Standard">
      <style:text-properties fo:font-variant="normal" fo:text-transform="none" fo:color="#000000" loext:opacity="100%" style:font-name="Times New Roman" fo:font-size="12pt" fo:letter-spacing="normal" fo:font-style="normal" style:text-underline-style="none" fo:font-weight="normal" officeooo:rsid="0020b41c" officeooo:paragraph-rsid="0020b41c" style:font-size-asian="12pt" style:font-size-complex="12pt"/>
    </style:style>
    <style:style style:name="T1" style:family="text">
      <style:text-properties officeooo:rsid="00165462"/>
    </style:style>
    <style:style style:name="T2"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3" style:family="text">
      <style:text-properties fo:font-variant="normal" fo:text-transform="none" fo:color="#202122" loext:opacity="100%" style:font-name="Times New Roman" fo:font-size="12pt" fo:letter-spacing="normal" fo:font-style="normal" style:text-underline-style="none" fo:font-weight="normal" style:font-size-asian="12pt" style:font-size-complex="12pt"/>
    </style:style>
    <style:style style:name="T4" style:family="text">
      <style:text-properties fo:font-variant="normal" fo:text-transform="none" fo:color="#202122" loext:opacity="100%" style:font-name="Times New Roman" fo:font-size="12pt" fo:letter-spacing="normal" fo:font-style="normal" style:text-underline-style="none" fo:font-weight="normal" officeooo:rsid="0018e12f" style:font-size-asian="12pt" style:font-size-complex="12pt"/>
    </style:style>
    <style:style style:name="T5" style:family="text">
      <style:text-properties fo:font-variant="normal" fo:text-transform="none" fo:color="#202122" loext:opacity="100%" style:font-name="Times New Roman" fo:font-size="12pt" fo:letter-spacing="normal" fo:font-style="normal" style:text-underline-style="none" fo:font-weight="normal" officeooo:rsid="001aae05" style:font-size-asian="12pt" style:font-size-complex="12pt"/>
    </style:style>
    <style:style style:name="T6" style:family="text">
      <style:text-properties fo:font-variant="normal" fo:text-transform="none" fo:color="#202122" loext:opacity="100%" style:font-name="Times New Roman" fo:font-size="12pt" fo:letter-spacing="normal" fo:font-style="normal" style:text-underline-style="none" fo:font-weight="normal" officeooo:rsid="001c726d" style:font-size-asian="12pt" style:font-size-complex="12pt"/>
    </style:style>
    <style:style style:name="T7" style:family="text">
      <style:text-properties fo:font-variant="normal" fo:text-transform="none" fo:color="#202122" loext:opacity="100%" style:font-name="Times New Roman" fo:font-size="12pt" fo:letter-spacing="normal" fo:font-style="normal" style:text-underline-style="none" fo:font-weight="normal" officeooo:rsid="001c79da" style:font-size-asian="12pt" style:font-size-complex="12pt"/>
    </style:style>
    <style:style style:name="T8" style:family="text">
      <style:text-properties fo:font-variant="normal" fo:text-transform="none" fo:color="#202122" loext:opacity="100%" style:font-name="Times New Roman" fo:font-size="12pt" fo:letter-spacing="normal" fo:font-style="normal" style:text-underline-style="none" fo:font-weight="normal" officeooo:rsid="001dfdaf" style:font-size-asian="12pt" style:font-size-complex="12pt"/>
    </style:style>
    <style:style style:name="T9" style:family="text">
      <style:text-properties fo:font-variant="normal" fo:text-transform="none" fo:color="#202122" loext:opacity="100%" style:font-name="Times New Roman" fo:font-size="12pt" fo:letter-spacing="normal" fo:font-style="normal" style:text-underline-style="none" fo:font-weight="normal" officeooo:rsid="001edf98" style:font-size-asian="12pt" style:font-size-complex="12pt"/>
    </style:style>
    <style:style style:name="T10" style:family="text">
      <style:text-properties fo:font-variant="normal" fo:text-transform="none" fo:color="#202122" loext:opacity="100%" style:font-name="Times New Roman" fo:font-size="12pt" fo:letter-spacing="normal" fo:font-style="normal" style:text-underline-style="none" fo:font-weight="normal" officeooo:rsid="001f5c91" style:font-size-asian="12pt" style:font-size-complex="12pt"/>
    </style:style>
    <style:style style:name="T11" style:family="text">
      <style:text-properties fo:font-variant="normal" fo:text-transform="none" fo:color="#202122" loext:opacity="100%" style:font-name="Times New Roman" fo:font-size="12pt" fo:letter-spacing="normal" fo:font-style="normal" style:text-underline-style="none" fo:font-weight="normal" officeooo:rsid="0020b41c" style:font-size-asian="12pt" style:font-size-complex="12pt"/>
    </style:style>
    <style:style style:name="T12" style:family="text">
      <style:text-properties fo:font-variant="normal" fo:text-transform="none" fo:color="#202122" loext:opacity="100%" style:font-name="Times New Roman" fo:font-size="12pt" fo:letter-spacing="normal" fo:font-style="normal" style:text-underline-style="none" fo:font-weight="normal" officeooo:rsid="00226d11" style:font-size-asian="12pt" style:font-size-complex="12pt"/>
    </style:style>
    <style:style style:name="T13" style:family="text">
      <style:text-properties fo:font-variant="normal" fo:text-transform="none" fo:color="#202122" loext:opacity="100%" style:font-name="Times New Roman" fo:font-size="12pt" fo:letter-spacing="normal" fo:font-style="normal" style:text-underline-style="solid" style:text-underline-width="auto" style:text-underline-color="font-color" fo:font-weight="normal" style:font-size-asian="12pt" style:font-size-complex="12pt"/>
    </style:style>
    <style:style style:name="T14" style:family="text">
      <style:text-properties fo:font-variant="normal" fo:text-transform="none" fo:color="#202122" loext:opacity="100%" style:font-name="Times New Roman" fo:font-size="12.5pt" fo:letter-spacing="normal" fo:font-style="normal" style:text-underline-style="none" fo:font-weight="normal" officeooo:rsid="0020b41c" style:font-size-asian="12.5pt" style:font-size-complex="12.5pt"/>
    </style:style>
    <style:style style:name="T15" style:family="text">
      <style:text-properties fo:font-variant="normal" fo:text-transform="none" fo:color="#202122" loext:opacity="100%" style:font-name="Times New Roman" fo:font-size="12.5pt" fo:letter-spacing="normal" fo:font-style="normal" style:text-underline-style="none" fo:font-weight="normal" officeooo:rsid="0021e76c" style:font-size-asian="10.8999996185303pt" style:font-size-complex="12.5pt"/>
    </style:style>
    <style:style style:name="T16" style:family="text">
      <style:text-properties fo:font-variant="normal" fo:text-transform="none" fo:color="#202122" loext:opacity="100%" style:font-name="Times New Roman" fo:font-size="11pt" fo:letter-spacing="normal" fo:font-style="normal" style:text-underline-style="none" fo:font-weight="normal" officeooo:rsid="00226d11" style:font-size-asian="9.60000038146973pt" style:font-size-complex="11pt"/>
    </style:style>
    <style:style style:name="T17"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18"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26d11" style:text-blinking="false" style:font-size-asian="12pt" style:font-size-complex="12pt" loext:padding="0cm" loext:border="none"/>
    </style:style>
    <style:style style:name="T19"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43198" style:text-blinking="false" style:font-size-asian="12pt" style:font-size-complex="12pt" loext:padding="0cm" loext:border="none"/>
    </style:style>
    <style:style style:name="T20"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60b72"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2727a2"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60b72" style:text-blinking="false" style:font-size-asian="9.60000038146973pt" style:font-size-complex="11pt" loext:padding="0cm" loext:border="none"/>
    </style:style>
    <style:style style:name="T23"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727a2" style:text-blinking="false" style:font-size-asian="9.60000038146973pt" style:font-size-complex="11pt" loext:padding="0cm" loext:border="none"/>
    </style:style>
    <style:style style:name="T24"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a627f" style:text-blinking="false" style:font-size-asian="9.60000038146973pt" style:font-size-complex="11pt" loext:padding="0cm" loext:border="none"/>
    </style:style>
    <style:style style:name="T25"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d6b6d" style:text-blinking="false" style:font-size-asian="9.60000038146973pt" style:font-size-complex="11pt" loext:padding="0cm" loext:border="none"/>
    </style:style>
    <style:style style:name="T26"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e80a6" style:text-blinking="false" style:font-size-asian="9.60000038146973pt" style:font-size-complex="11pt" loext:padding="0cm" loext:border="none"/>
    </style:style>
    <style:style style:name="T27"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style:text-blinking="false" loext:padding="0cm" loext:border="none"/>
    </style:style>
    <style:style style:name="T28"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727a2" style:text-blinking="false" loext:padding="0cm" loext:border="none"/>
    </style:style>
    <style:style style:name="T29"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a627f" style:text-blinking="false" loext:padding="0cm" loext:border="none"/>
    </style:style>
    <style:style style:name="T30"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b91a1" style:text-blinking="false" loext:padding="0cm" loext:border="none"/>
    </style:style>
    <style:style style:name="T31"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d6b6d" style:text-blinking="false" loext:padding="0cm" loext:border="none"/>
    </style:style>
    <style:style style:name="T32"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e80a6" style:text-blinking="false" loext:padding="0cm" loext:border="none"/>
    </style:style>
    <style:style style:name="T33" style:family="text">
      <style:text-properties fo:font-variant="normal" fo:text-transform="none" fo:color="#000000" loext:opacity="100%" style:text-line-through-style="none" style:text-line-through-type="none" style:font-name="Times New Roman" fo:letter-spacing="normal" fo:font-style="normal" style:text-underline-style="none" fo:font-weight="normal" officeooo:rsid="002faca7" style:text-blinking="false" loext:padding="0cm" loext:border="none"/>
    </style:style>
    <style:style style:name="T34" style:family="text">
      <style:text-properties fo:font-variant="normal" fo:text-transform="none" fo:color="#000000" loext:opacity="100%" style:text-line-through-style="none" style:text-line-through-type="none" style:font-name="Times New Roman" fo:letter-spacing="normal" fo:font-style="normal" style:text-underline-style="solid" style:text-underline-width="auto" style:text-underline-color="font-color" fo:font-weight="normal" style:text-blinking="false" loext:padding="0cm" loext:border="none"/>
    </style:style>
    <style:style style:name="T35" style:family="text">
      <style:text-properties fo:font-variant="normal" fo:text-transform="none" fo:color="#000000" loext:opacity="100%" style:text-line-through-style="none" style:text-line-through-type="none" style:font-name="Times New Roman" fo:font-size="12.5pt" fo:letter-spacing="normal" fo:font-style="normal" style:text-underline-style="none" fo:font-weight="normal" style:text-blinking="false" style:font-size-asian="10.8999996185303pt" style:font-size-complex="12.5pt" loext:padding="0cm" loext:border="none"/>
    </style:style>
    <style:style style:name="T36" style:family="text">
      <style:text-properties style:font-name="Times New Roman" fo:font-size="12pt" officeooo:rsid="00165462" style:font-size-asian="12pt" style:font-size-complex="12pt"/>
    </style:style>
    <style:style style:name="T37" style:family="text">
      <style:text-properties style:font-name="Times New Roman" fo:font-size="12pt" officeooo:rsid="001745b4" style:font-size-asian="12pt" style:font-size-complex="12pt"/>
    </style:style>
    <style:style style:name="T38" style:family="text">
      <style:text-properties style:font-name="Times New Roman" fo:font-size="12pt" style:text-underline-style="solid" style:text-underline-width="auto" style:text-underline-color="font-color" officeooo:rsid="001745b4" style:font-size-asian="12pt" style:font-size-complex="12pt"/>
    </style:style>
    <style:style style:name="T39" style:family="text">
      <style:text-properties style:font-name="Times New Roman" fo:font-size="12pt" style:text-underline-style="none" officeooo:rsid="001745b4" style:font-size-asian="12pt" style:font-size-complex="12pt"/>
    </style:style>
    <style:style style:name="T40" style:family="text">
      <style:text-properties style:font-name="Times New Roman" fo:font-size="12pt" style:text-underline-style="none" officeooo:rsid="0018e12f" style:font-size-asian="12pt" style:font-size-complex="12pt"/>
    </style:style>
    <style:style style:name="T41" style:family="text">
      <style:text-properties officeooo:rsid="001aae05"/>
    </style:style>
    <style:style style:name="T42" style:family="text">
      <style:text-properties fo:font-size="15pt" officeooo:rsid="00162e67" style:font-size-asian="15pt" style:font-size-complex="15pt"/>
    </style:style>
    <style:style style:name="T43" style:family="text">
      <style:text-properties fo:font-size="15pt" style:text-underline-style="solid" style:text-underline-width="auto" style:text-underline-color="font-color" officeooo:rsid="00162e67" style:font-size-asian="15pt" style:font-size-complex="15pt"/>
    </style:style>
    <style:style style:name="T44" style:family="text">
      <style:text-properties officeooo:rsid="003047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4">Nils Xhoffray</text:span><text:tab/><text:tab/><text:span text:style-name="T42">Dissertation </text:span><text:span text:style-name="T43">L’Ethique</text:span><text:span text:style-name="T42"> Spinoza :</text:span></text:p>
      <text:p text:style-name="Standard"/>
      <text:p text:style-name="P1"><text:tab/><text:span text:style-name="T1">Spinoza </text:span><text:span text:style-name="T41">est un </text:span><text:span text:style-name="T1">célèbre philosophe du rationalisme, </text:span><text:span text:style-name="T41">il</text:span><text:span text:style-name="T2"> a montré que les méthodes des sciences naturelles pouvaient être étendues à l’étude scientifique des textes historiques en général</text:span><text:span text:style-name="T36"><text:tab/>. </text:span><text:span text:style-name="T37">Dans son œuvre la plus </text:span><text:span text:style-name="T39">connue, </text:span><text:span text:style-name="T38">l’Ethique</text:span><text:span text:style-name="T40">, </text:span><text:span text:style-name="T5">écrit se rapprochant grandement d’un traité scientifique, </text:span><text:span text:style-name="T40">ce dernier </text:span><text:span text:style-name="T4">invite l'homme à dépasser l'état ordinaire de servitude, </text:span><text:span text:style-name="T6">ainsi que défaire la notion de libre arbitre.</text:span></text:p>
      <text:p text:style-name="P1"><text:span text:style-name="T6"><text:tab/></text:span><text:span text:style-name="T7">L’écriture en traité scientifique donne à ce texte un intérêt argumentatif. </text:span><text:span text:style-name="T12">E</text:span><text:span text:style-name="T7">n effet en découpant sa réflexion sous forme hypothèse puis démonstration, l’auteur étaye sa pensée, de manière plus convaincante que si elle était simplement posée. En effet Spinoza s’oppose fermement à l’empirisme. </text:span><text:span text:style-name="T8">Il en est de même dans</text:span><text:span text:style-name="T7"> la Scolie que l’on peut </text:span><text:span text:style-name="T8">apercevoir</text:span><text:span text:style-name="T7"> dans le texte ‘a’.</text:span></text:p>
      <text:p text:style-name="P3"><text:span text:style-name="T7">C</text:span><text:span text:style-name="T8">ependant, dans cette dernière, l’exemple de l’enfant ressemble à un </text:span><text:span text:style-name="T7">A</text:span><text:span text:style-name="T8">rgumentum ad misericordiam qui est un sophisme faisant appel aux émotions, Ce procédé rhétorique pernicieux n’est pas valide au sens de la logique et remet en doute l’</text:span><text:span text:style-name="T11">intérêt profond de ce traité.</text:span></text:p>
      <text:p text:style-name="P2"><text:span text:style-name="T3">De plus, dans ce texte, Spinoza semble distinguer deux types d’âmes. En effet cette dernière est écrite de 2 manières différentes : </text:span><text:span text:style-name="T9">en premier on trouve l’âme avec un ‘a’ minuscule qui renvoie à la notion commune de cette dernière comme le principe de vie le « souffle vital » ; mais on retrouve <text:s/>également l’Âme avec un ‘A’ majuscule qui dans ce sens là ressemble plus à une personnification du dit concept. Ainsi Spinoza nous donne son interprétation de l’âme où cette dernière se démarque à part entière du corps, on peut l’apercevoir entre autre dans : « Il n’est point d’affection du corps dont l’Âme ne puisse former un concept », </text:span><text:span text:style-name="T10">amenant à l’idée qu’il s’agit de l’Âme possédant le plein contrôle et la pleine connaissance du corps</text:span><text:span text:style-name="T9">. Ce qui </text:span><text:span text:style-name="T10">nuance les thèses</text:span><text:span text:style-name="T9"> de Platon pour qui le corps et l’Âme son liés, voir même selon qui le corps est le tombeaux de l’âme.</text:span></text:p>
      <text:p text:style-name="P4"><text:span text:style-name="T3">Comme le disait Socrate : « Tout ce que je sais, c’est que je ne sais rien » cette phrase fait somptueusement écho à la première hypothèse et sa démonstration. Dans laquelle Spinoza démontre que la connaissance de l’âme amène une certaine rationalisation des évènements, </text:span><text:span text:style-name="T11">et ainsi un meilleur contrôle du corps et de ses émotions.</text:span></text:p>
      <text:p text:style-name="P6"><text:span text:style-name="T11"><text:tab/></text:span><text:span text:style-name="T14">C’est pourquoi nous pouvons nous demander quelle influence possède l’âme sur le Travail ?</text:span></text:p>
      <text:p text:style-name="P17"><text:tab/>Dans un premier temps nous étudieront comment la peine de l’âme limite le travail. Puis comment sa paix, son confort peut quand à lui engendrer le travail.</text:p>
      <text:p text:style-name="P9"><text:span text:style-name="T11">P</text:span><text:span text:style-name="T3">our cela nous disposons de trois œuvres : </text:span><text:span text:style-name="T13">La condition ouvrière</text:span><text:span text:style-name="T3"> de Simone Weil, </text:span><text:span text:style-name="T13">Par dessus bord</text:span><text:span text:style-name="T3"> de Michel Vinaver et </text:span><text:span text:style-name="T13">Les Géorgiques</text:span><text:span text:style-name="T3"> de Virgile</text:span></text:p>
      <text:p text:style-name="P17"/>
      <text:p text:style-name="P5"><text:span text:style-name="T11"><text:tab/></text:span><text:span text:style-name="T15">I/ le peine de l’âme limite du travail</text:span></text:p>
      <text:p text:style-name="P19"><text:tab/><text:tab/></text:p>
      <text:p text:style-name="P7"><text:span text:style-name="T15"><text:tab/><text:tab/></text:span><text:span text:style-name="T16">1-l’asservissement</text:span></text:p>
      <text:p text:style-name="P20"/>
      <text:p text:style-name="P8"><text:span text:style-name="T18"><text:tab/>« La Tristesse causée par la perte d’un bien adoucie sitôt que le perdant considère que ce bien ne pouvait être conservé par aucun moyen. » Dans cette phrase Spinoza exprime l’idée que que l’Âme ne s’adouci</text:span><text:span text:style-name="T20">e,</text:span><text:span text:style-name="T18"> que dès lors que la perte est acceptée ce qui peut être étrangement ramené au deuil.</text:span></text:p>
      <text:p text:style-name="P8"><text:span text:style-name="T18">Cette idée est assez présente chez Simone Weil </text:span><text:span text:style-name="T19">notamment dans « expérience d’une vie d’usine » dans lequel cette dernière extériorise que pour être pour être accepté l’esclavage « doit durer assez chaque jour pour briser quelque chose dans l’homme ». </text:span><text:span text:style-name="T20">C</text:span><text:span text:style-name="T19">e quelque chose exprimé par Simone Weil pourrait en effet se ramener à l’âme.</text:span></text:p>
      <text:p text:style-name="P10"><text:span text:style-name="T17">Mais, la notion de servitude est également présente chez Michel Vinaver, à la page </text:span><text:span text:style-name="T21">vingt-neuf</text:span><text:span text:style-name="T17">, où ce dernier montre que l’asservissement est « normal c’est leur rôle qu’est ce que tu ferais toi si t’avais le pognon ». </text:span><text:span text:style-name="T20">C</text:span><text:span text:style-name="T17">et argument qui est un Argumentum ad baculum montre que l’asservissement ne se base sur aucune logique, qu’il est simplement conséquence d’une fracture ; </text:span><text:span text:style-name="T21">ce qui est présent chez Virgile dans le livre trois où il émet l’idée que le veaux ne peuvent être dressés uniquement « tandis que leur humeur est docile encore et leur jeune âge facile à plier ». Exprimant bien que l’asservissement ce fait par la fracture et la répétition. </text:span></text:p>
      <text:p text:style-name="P21"><text:soft-page-break/></text:p>
      <text:p text:style-name="P11"><text:span text:style-name="T20"><text:tab/><text:tab/></text:span><text:span text:style-name="T22">2- l</text:span><text:span text:style-name="T23">es émotions</text:span></text:p>
      <text:p text:style-name="P29"/>
      <text:p text:style-name="P12"><text:span text:style-name="T27">Dans son texte, Spinoza démontre qu’une meilleure connaissance donne à l’Âme </text:span><text:span text:style-name="T28">amène </text:span><text:span text:style-name="T27">un meilleur contrôle du corps. Cependant, si tel n’est pas le cas alors les émotions primaires </text:span><text:span text:style-name="T28">sont vectrices, et prive de logique les individus qui y sont soumis. C’est par exemple le cas chez Michel Vinaver avec la lassitude du train de vie page vingt-huit « au lit je suis avec mon mari le reste du temps le boulot le ménage encore le boulot », cette routine quotidienne lassante est la cause de procrastination, et ainsi d’un travail moins efficient et moins productif une plaie pour une société où « l’économie du superflus vient de se substituer à l’économie de nécessité ».</text:span></text:p>
      <text:p text:style-name="P13"><text:span text:style-name="T28">C’</text:span><text:span text:style-name="T27">est également vu </text:span><text:span text:style-name="T29">dans la lettre à Gibert « car la réalité de la vie ce n’est pas la sensation, c’est l’activité ». Confirmant ainsi que les sensations n’ont pas leur places dans le travail.</text:span></text:p>
      <text:p text:style-name="P23"/>
      <text:p text:style-name="P13"><text:span text:style-name="T29"><text:tab/><text:tab/></text:span><text:span text:style-name="T24">3- l’injustice</text:span></text:p>
      <text:p text:style-name="P23"/>
      <text:p text:style-name="P14"><text:span text:style-name="T27">Simone Weil, dans </text:span><text:span text:style-name="T34">La condition ouvrière</text:span><text:span text:style-name="T27"> s’exprime constamment sur le fait que les conditions des ouvriers ne peuvent pas mener à un travail épanouissant, et l’un des principaux facteurs limitant de ceci est l’injustice profonde du système en place. En effet dans « </text:span><text:span text:style-name="T31">les</text:span><text:span text:style-name="T27"> lettre</text:span><text:span text:style-name="T31">s</text:span><text:span text:style-name="T27"> à Victor Bernard » Simone Weil « ne conçois les rapport humains que sur le plan de l’égalité » ce qui ne peut pas être le cas quand « ce sont elles les personnes, et les ouvriers qui sont des pièces interchangeables ».</text:span></text:p>
      <text:p text:style-name="P24">Vinaver exprime la même chose page vingt car « ce n’est pas la peine de s’attendre chez les gens de l’usine à la moindre initiative ».</text:p>
      <text:p text:style-name="P24"/>
      <text:p text:style-name="P14"><text:span text:style-name="T27"><text:tab/>II/ </text:span><text:span text:style-name="T35">Le confort de l’âme catalyseur du travail</text:span></text:p>
      <text:p text:style-name="P31"/>
      <text:p text:style-name="P31"><text:tab/><text:tab/>1-la fraternité</text:p>
      <text:p text:style-name="P31"/>
      <text:p text:style-name="P14"><text:span text:style-name="T27"><text:tab/>« </text:span><text:span text:style-name="T30">Un sourire, un contact humain a plus de valeur que les amitiés les plus dévouées » cette phrase </text:span><text:span text:style-name="T31">des « trois lettre à Albertine Thévenon </text:span><text:span text:style-name="T30">exprime l’importance des autres dans son propres bonheur, et in fine dans le travail. Cet argument posé par Simone Weil et, </text:span><text:span text:style-name="T31">qui contredit la théorie de Spinoza comme quoi la connaissance adoucie la peine. En effet Simone Weil n’est certainement pas ignorante mais reste soumise à ses émotion en effet « Une joie pure. Une joie sans mélange. Oui une joie », l’euphorie ravive aussitôt son moral permettant ainsi l’accomplissement</text:span></text:p>
      <text:p text:style-name="P25"/>
      <text:p text:style-name="P14"><text:span text:style-name="T31"><text:tab/><text:tab/></text:span><text:span text:style-name="T25">2-l’accomplissement</text:span></text:p>
      <text:p text:style-name="P32"/>
      <text:p text:style-name="P15"><text:span text:style-name="T27">En effet, il n’y a pas meilleur carburant pour l’âme et le travail que la sensation d’accomplissement. C’est le cas du vieillard de Tarente dans le livre </text:span><text:span text:style-name="T32">quatre</text:span><text:span text:style-name="T27">, qui, malgré son âge avancé ne peut se résigner à cultiver ses terres, et en extirper le nécessaire vital mais également des abeilles </text:span><text:span text:style-name="T32">d’Aristée</text:span><text:span text:style-name="T27"> </text:span><text:span text:style-name="T32">qui « se brisent les ailes contre des pierres dures, et vont jusqu’à rendre l’âme sous leur fardeau, soit elles aiment les fleurs et sont glorieuses de produire leur miel ». Preuve encore que la condition de Spinoza comme quoi la connaissance adoucie la peine de l’âme n’est pas une condition nécessaire, mai simplement suffisante.</text:span></text:p>
      <text:p text:style-name="P26"/>
      <text:p text:style-name="P15"><text:span text:style-name="T32"><text:tab/><text:tab/></text:span><text:span text:style-name="T26">3-le plaisir personnel</text:span></text:p>
      <text:p text:style-name="P33"/>
      <text:p text:style-name="P27">Cependant, pour nos auteurs rien ne prime pour la paix de l’âme que le plaisir personnel. En effet en exprimant le fait qu’il « est pluu heureux maintenant que le travail est plus intéressant ». Vinaver montre que l’Âme ne peut se résumer à simplement la connaissance et l’expérience, Simone Weil exprimait également cela lorsque Simone Weil des forts d’une légère maladie se voit dans la capacité de profiter « des loisirs offert ».</text:p>
      <text:p text:style-name="P27"/>
      <text:p text:style-name="P27"/>
      <text:p text:style-name="P27"><text:soft-page-break/></text:p>
      <text:p text:style-name="P16"><text:span text:style-name="T27"><text:tab/></text:span><text:span text:style-name="T33">Finalement les idées de Spinoza ne sont certainement pas à rejeter, la condition donné dans le texte, selon laquelle la connaissance adoucie la peine de l’âme est une condition nécessaire mais certainement pas suffisante car pour cela il nécessiterait la preuve empirique. La réalité du terrain qu’on vécu Simone Weil et Michel Vinaver, et a théorisé Virgile. Empirisme que Spinoza rejetait avec vigueur, faisant de son hypothèse une implication mais certainement pas une équivalence.</text:span></text:p>
      <text:p text:style-name="P28"/>
      <text:p text:style-name="P28"><text:tab/><text:tab/>1305 mots</text:p>
      <text:p text:style-name="P30"/>
      <text:p text:style-name="P30"/>
      <text:p text:style-name="P22"/>
      <text:p text:style-name="P34"/>
      <text:p text:style-name="P17"/>
      <text:p text:style-name="P17"/>
      <text:p text:style-name="P1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1-02T17:21:58.033841790</meta:creation-date>
    <dc:date>2023-01-02T21:16:04.446076408</dc:date>
    <meta:editing-duration>PT15M35S</meta:editing-duration>
    <meta:editing-cycles>4</meta:editing-cycles>
    <meta:generator>LibreOffice/7.2.5.2$MacOSX_X86_64 LibreOffice_project/499f9727c189e6ef3471021d6132d4c694f357e5</meta:generator>
    <meta:document-statistic meta:table-count="0" meta:image-count="0" meta:object-count="0" meta:page-count="3" meta:paragraph-count="31" meta:word-count="1309" meta:character-count="7758" meta:non-whitespace-character-count="6449"/>
  </office:meta>
</office:document-meta>
</file>